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aleOperation.apply( WritableRaster im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aleOperation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leOperation.setup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aleOperation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